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f6f8fa" loext:opacity="100%" style:font-name="SFMono-Regular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 What is the ICSD Institute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17:05:18.601000000</meta:creation-date>
    <dc:date>2025-11-23T17:05:55.346000000</dc:date>
    <meta:editing-duration>PT37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7.6.7.2$Windows_X86_64 LibreOffice_project/dd47e4b30cb7dab30588d6c79c651f218165e3c5</meta:generator>
  </office:meta>
</office:document-meta>
</file>